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officeooo:rsid="00148f3d" officeooo:paragraph-rsid="00148f3d" style:font-size-asian="15.75pt" style:font-size-complex="18pt"/>
    </style:style>
    <style:style style:name="P2" style:family="paragraph" style:parent-style-name="Standard">
      <style:text-properties style:font-name="Arial" fo:font-size="11pt" officeooo:rsid="00148f3d" officeooo:paragraph-rsid="00148f3d" style:font-size-asian="9.60000038146973pt" style:font-size-complex="11pt"/>
    </style:style>
    <style:style style:name="P3" style:family="paragraph" style:parent-style-name="Standard">
      <style:text-properties style:font-name="Arial" fo:font-size="13pt" style:font-size-asian="13pt" style:font-size-complex="13pt"/>
    </style:style>
    <style:style style:name="P4" style:family="paragraph" style:parent-style-name="Standard">
      <style:text-properties style:font-name="Arial" fo:font-size="13pt" officeooo:rsid="00148f3d" officeooo:paragraph-rsid="00148f3d" style:font-size-asian="13pt" style:font-size-complex="13pt"/>
    </style:style>
    <style:style style:name="P5" style:family="paragraph" style:parent-style-name="Standard">
      <style:text-properties style:font-name="Arial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ligatorisk oppgave Exphil03 av Daniel Heinesen.</text:p>
      <text:p text:style-name="P1"/>
      <text:p text:style-name="P4">6. </text:p>
      <text:p text:style-name="P3">Gi et analytisk sammendrag av Aristoteles’ “funksjonsargument.”(Aristoteles 2 2015: 70-72)</text:p>
      <text:p text:style-name="P3"/>
      <text:p text:style-name="P3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2:43:35.596828333</meta:creation-date>
    <dc:date>2018-02-17T14:07:50.160010863</dc:date>
    <meta:editing-duration>PT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7" meta:character-count="142" meta:non-whitespace-character-count="127"/>
  </office:meta>
</office:document-meta>
</file>